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60bf" officeooo:paragraph-rsid="000f60bf"/>
    </style:style>
    <style:style style:name="P2" style:family="paragraph" style:parent-style-name="Standard">
      <style:paragraph-properties fo:text-align="start" style:justify-single-word="false"/>
      <style:text-properties officeooo:rsid="000f9e25" officeooo:paragraph-rsid="000f9e25"/>
    </style:style>
    <style:style style:name="P3" style:family="paragraph" style:parent-style-name="Standard">
      <style:paragraph-properties fo:text-align="start" style:justify-single-word="false"/>
      <style:text-properties officeooo:rsid="0010636f" officeooo:paragraph-rsid="0010636f"/>
    </style:style>
    <style:style style:name="P4" style:family="paragraph" style:parent-style-name="Standard">
      <style:paragraph-properties fo:text-align="start" style:justify-single-word="false"/>
      <style:text-properties officeooo:rsid="0011b8bc" officeooo:paragraph-rsid="0011b8bc"/>
    </style:style>
    <style:style style:name="P5" style:family="paragraph" style:parent-style-name="Standard">
      <style:paragraph-properties fo:text-align="start" style:justify-single-word="false"/>
      <style:text-properties officeooo:rsid="0011fb91" officeooo:paragraph-rsid="0011fb91"/>
    </style:style>
    <style:style style:name="P6" style:family="paragraph" style:parent-style-name="Standard">
      <style:paragraph-properties fo:text-align="start" style:justify-single-word="false"/>
      <style:text-properties officeooo:rsid="0016bb12" officeooo:paragraph-rsid="0016bb12"/>
    </style:style>
    <style:style style:name="P7" style:family="paragraph" style:parent-style-name="Standard">
      <style:paragraph-properties fo:text-align="start" style:justify-single-word="false"/>
      <style:text-properties officeooo:rsid="0016bb12" officeooo:paragraph-rsid="000f60bf"/>
    </style:style>
    <style:style style:name="P8" style:family="paragraph" style:parent-style-name="Standard">
      <style:paragraph-properties fo:line-height="115%" fo:text-align="start" style:justify-single-word="false"/>
      <style:text-properties officeooo:rsid="0016bb12" officeooo:paragraph-rsid="0016bb12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officeooo:rsid="0016bb12" officeooo:paragraph-rsid="0016bb12"/>
    </style:style>
    <style:style style:name="P10" style:family="paragraph" style:parent-style-name="Standard">
      <style:paragraph-properties fo:line-height="115%" fo:text-align="start" style:justify-single-word="false"/>
      <style:text-properties officeooo:paragraph-rsid="0018b8e4"/>
    </style:style>
    <style:style style:name="P11" style:family="paragraph" style:parent-style-name="Standard">
      <style:paragraph-properties fo:text-align="start" style:justify-single-word="false"/>
      <style:text-properties officeooo:rsid="0010636f" officeooo:paragraph-rsid="0010636f"/>
    </style:style>
    <style:style style:name="P12" style:family="paragraph" style:parent-style-name="Standard">
      <style:paragraph-properties fo:text-align="start" style:justify-single-word="false"/>
      <style:text-properties officeooo:rsid="001ed8b2" officeooo:paragraph-rsid="001ed8b2"/>
    </style:style>
    <style:style style:name="P13" style:family="paragraph" style:parent-style-name="Standard">
      <style:paragraph-properties fo:text-align="start" style:justify-single-word="false"/>
      <style:text-properties officeooo:rsid="001f2d58" officeooo:paragraph-rsid="0022c1d6"/>
    </style:style>
    <style:style style:name="P14" style:family="paragraph" style:parent-style-name="Standard">
      <style:paragraph-properties fo:text-align="start" style:justify-single-word="false"/>
      <style:text-properties officeooo:paragraph-rsid="0023f1ff"/>
    </style:style>
    <style:style style:name="P15" style:family="paragraph" style:parent-style-name="Standard">
      <style:paragraph-properties fo:text-align="start" style:justify-single-word="false"/>
      <style:text-properties officeooo:rsid="00254208" officeooo:paragraph-rsid="00254208"/>
    </style:style>
    <style:style style:name="P16" style:family="paragraph" style:parent-style-name="Standard">
      <style:paragraph-properties fo:text-align="start" style:justify-single-word="false"/>
      <style:text-properties officeooo:rsid="0011fb91" officeooo:paragraph-rsid="0011fb91"/>
    </style:style>
    <style:style style:name="P17" style:family="paragraph" style:parent-style-name="Standard">
      <style:paragraph-properties fo:text-align="start" style:justify-single-word="false"/>
      <style:text-properties officeooo:rsid="002625c5" officeooo:paragraph-rsid="002625c5"/>
    </style:style>
    <style:style style:name="P18" style:family="paragraph" style:parent-style-name="Standard">
      <style:paragraph-properties fo:text-align="start" style:justify-single-word="false"/>
      <style:text-properties officeooo:rsid="00281032" officeooo:paragraph-rsid="00281032"/>
    </style:style>
    <style:style style:name="P19" style:family="paragraph" style:parent-style-name="Standard">
      <style:paragraph-properties fo:text-align="start" style:justify-single-word="false"/>
      <style:text-properties officeooo:rsid="0028ce9e" officeooo:paragraph-rsid="002625c5"/>
    </style:style>
    <style:style style:name="P20" style:family="paragraph" style:parent-style-name="Standard">
      <style:paragraph-properties fo:text-align="start" style:justify-single-word="false"/>
      <style:text-properties officeooo:rsid="0028ce9e" officeooo:paragraph-rsid="0028ce9e"/>
    </style:style>
    <style:style style:name="P21" style:family="paragraph" style:parent-style-name="Text_20_body">
      <style:text-properties officeooo:rsid="002a0b64" officeooo:paragraph-rsid="002a0b64"/>
    </style:style>
    <style:style style:name="P22" style:family="paragraph" style:parent-style-name="Text_20_body">
      <style:text-properties fo:font-weight="normal" officeooo:rsid="002a0b64" officeooo:paragraph-rsid="002a0b64" style:font-weight-asian="normal" style:font-weight-complex="normal"/>
    </style:style>
    <style:style style:name="P23" style:family="paragraph" style:parent-style-name="Text_20_body" style:list-style-name="L2">
      <style:text-properties fo:font-weight="normal" officeooo:rsid="002a0b64" officeooo:paragraph-rsid="002a0b64" style:font-weight-asian="normal" style:font-weight-complex="normal"/>
    </style:style>
    <style:style style:name="T1" style:family="text">
      <style:text-properties officeooo:rsid="0016816d"/>
    </style:style>
    <style:style style:name="T2" style:family="text">
      <style:text-properties officeooo:rsid="0018b8e4"/>
    </style:style>
    <style:style style:name="T3" style:family="text">
      <style:text-properties officeooo:rsid="0019fb0d"/>
    </style:style>
    <style:style style:name="T4" style:family="text">
      <style:text-properties officeooo:rsid="001ed8b2"/>
    </style:style>
    <style:style style:name="T5" style:family="text">
      <style:text-properties officeooo:rsid="0021f7de"/>
    </style:style>
    <style:style style:name="T6" style:family="text">
      <style:text-properties officeooo:rsid="0022c1d6"/>
    </style:style>
    <style:style style:name="T7" style:family="text">
      <style:text-properties officeooo:rsid="0023f1ff"/>
    </style:style>
    <style:style style:name="T8" style:family="text">
      <style:text-properties officeooo:rsid="0025420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1032" style:font-weight-asian="bold" style:font-weight-complex="bold"/>
    </style:style>
    <style:style style:name="T11" style:family="text">
      <style:text-properties fo:font-weight="bold" officeooo:rsid="0028ce9e" style:font-weight-asian="bold" style:font-weight-complex="bold"/>
    </style:style>
    <style:style style:name="T12" style:family="text">
      <style:text-properties officeooo:rsid="0028103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1032" style:font-weight-asian="normal" style:font-weight-complex="normal"/>
    </style:style>
    <style:style style:name="T15" style:family="text">
      <style:text-properties officeooo:rsid="0028ce9e"/>
    </style:style>
    <style:style style:name="T16" style:family="text">
      <style:text-properties officeooo:rsid="002a0b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onzolová aplikace: <text:span text:style-name="T2">M</text:span>aticová kalkulačky</text:p>
      <text:p text:style-name="P1"/>
      <text:p text:style-name="P1"><text:tab/> </text:p>
      <text:p text:style-name="P12">Anotace:</text:p>
      <text:p text:style-name="P12"/>
      <text:p text:style-name="P14"><text:span text:style-name="T6">Cílem softwaru je poskytnou uživateli snadno ovladatelnou maticovou kalkulačku konzolového charakteru, </text:span><text:span text:style-name="T7">usnadňující elementární práci s maticemi</text:span><text:span text:style-name="T6">. </text:span><text:span text:style-name="T7">Program nabízí interaktivní prostředí s vysvětlujícími tisky a podporuje celkem deset rozličných operací. </text:span><text:span text:style-name="T8">Je zde také implementována základní práce se soubory, díky čemuž lze vstupní data předložit v textové podobě.</text:span></text:p>
      <text:p text:style-name="P14"/>
      <text:p text:style-name="P14"><text:span text:style-name="T7">Uživateli poskytuje dva rozličné módy vkládání dat</text:span></text:p>
      <text:p text:style-name="P14"/>
      <text:p text:style-name="P14"><text:span text:style-name="T7"><text:s text:c="2"/>V dalším </text:span></text:p>
      <text:p text:style-name="P14"><text:span text:style-name="T7">V této dokumentaci </text:span></text:p>
      <text:p text:style-name="P14"/>
      <text:p text:style-name="P14"><text:span text:style-name="T6">, </text:span><text:span text:style-name="T7">kterými jsou např. maticové sčítání, převod matice na REF, výpočet inverzní matice.</text:span><text:span text:style-name="T6"> </text:span><text:span text:style-name="T7">Dále</text:span></text:p>
      <text:p text:style-name="P12"/>
      <text:p text:style-name="P13">Cílem <text:span text:style-name="T6">tohoto softwaru je poskytnout uživateli snadno ovladatelnou maticovou kalkulačku. </text:span></text:p>
      <text:p text:style-name="P13">bylo vytvořit software consolové povahy, <text:span text:style-name="T5">který by zvládal základní maticové operace </text:span></text:p>
      <text:p text:style-name="P12"/>
      <text:p text:style-name="P12"/>
      <text:p text:style-name="P12"/>
      <text:p text:style-name="P12"/>
      <text:p text:style-name="P1"/>
      <text:p text:style-name="P7">Cílem softwaru je poskytnout uživateli snadno ovladatelnou maticovou kalkulačku konzolové povahy, která usnadní základní výpočty následujících maticových operací:</text:p>
      <text:p text:style-name="P7"/>
      <text:list xml:id="list2528903269" text:style-name="L1">
        <text:list-item>
          <text:p text:style-name="P9"><text:span text:style-name="T2">m</text:span>aticové sčítání,</text:p>
        </text:list-item>
        <text:list-item>
          <text:p text:style-name="P9"><text:span text:style-name="T2">m</text:span>aticové odčítání,</text:p>
        </text:list-item>
        <text:list-item>
          <text:p text:style-name="P9"><text:span text:style-name="T2">n</text:span>ásobení matice skalárem,</text:p>
        </text:list-item>
        <text:list-item>
          <text:p text:style-name="P9"><text:span text:style-name="T2">m</text:span>aticové násobení,</text:p>
        </text:list-item>
        <text:list-item>
          <text:p text:style-name="P9"><text:span text:style-name="T2">m</text:span>aticová transpozice,</text:p>
        </text:list-item>
        <text:list-item>
          <text:p text:style-name="P9"><text:span text:style-name="T2">p</text:span>řevod matice na REF,</text:p>
        </text:list-item>
        <text:list-item>
          <text:p text:style-name="P9"><text:span text:style-name="T2">p</text:span>řevod matice na RREF,</text:p>
        </text:list-item>
        <text:list-item>
          <text:p text:style-name="P9"><text:span text:style-name="T2">u</text:span>rčení inverzní matice,</text:p>
        </text:list-item>
        <text:list-item>
          <text:p text:style-name="P9"><text:span text:style-name="T2">u</text:span>rčení hodnosti matice,</text:p>
        </text:list-item>
        <text:list-item>
          <text:p text:style-name="P9"><text:span text:style-name="T2">u</text:span>rčení determinantu.</text:p>
        </text:list-item>
      </text:list>
      <text:p text:style-name="P8"/>
      <text:p text:style-name="P10"><text:span text:style-name="T2">Rozhraní aplikace nabízí dva rozličné módy práce s daty. Uživatel může data zadat v podobě textového formátu .txt (specifikace formátu dále v </text:span><text:span text:style-name="T4">sekci</text:span><text:span text:style-name="T2"> *TODO*) nebo přímo prostřednictvím konzolového rozhraní.</text:span></text:p>
      <text:p text:style-name="P5"/>
      <text:p text:style-name="P5">Matice jsou v programu reprezentovány jako 2D-pole obsahující hodnoty typu double(tedy standardní typ pro zápis čísel s floating point v Pythonu). <text:span text:style-name="T3">V souboru </text:span></text:p>
      <text:p text:style-name="P1"/>
      <text:p text:style-name="P1"><text:soft-page-break/></text:p>
      <text:p text:style-name="P2">Stručný popis algoritmů:</text:p>
      <text:p text:style-name="P2"/>
      <text:h text:style-name="Heading_20_1" text:outline-level="1">Program:</text:h>
      <text:p text:style-name="P17">Celý program je členěn do modulů a balíčků Python, kde každý soubor(tedy kromě matrix_calculator.py) obsahuje právě jednu příslušnou třídu. </text:p>
      <text:p text:style-name="P5"/>
      <text:h text:style-name="Heading_20_2" text:outline-level="2"><text:span text:style-name="T15">m</text:span>arix_cal<text:span text:style-name="T12">culator.</text:span><text:span text:style-name="T15">py</text:span></text:h>
      <text:p text:style-name="P17">Vstupním bodem celého programu je <text:span text:style-name="T9">matrix_calculator.py</text:span><text:span text:style-name="T13">, </text:span><text:span text:style-name="T14">obsahující implementaci a volání globální funkce </text:span><text:span text:style-name="T10">main_loop()</text:span><text:span text:style-name="T14"> zodpovědné za běh celého programu.</text:span></text:p>
      <text:p text:style-name="P19"><text:span text:style-name="T14"/></text:p>
      <text:h text:style-name="Heading_20_2" text:outline-level="2"><text:span text:style-name="T15">m</text:span>atrix.py - <text:span text:style-name="T11">Matrix</text:span></text:h>
      <text:p text:style-name="P20"><text:span text:style-name="T14">J</text:span><text:span text:style-name="T13">e soubor obsahující třídu </text:span></text:p>
      <text:p text:style-name="P20"><text:span text:style-name="T13"/></text:p>
      <text:h text:style-name="Heading_20_2" text:outline-level="2">helpers.py</text:h>
      <text:h text:style-name="Heading_20_3" text:outline-level="3">Třída: <text:span text:style-name="T9">Helpers</text:span></text:h>
      <text:p text:style-name="P21"><text:span text:style-name="T9">Popisek:</text:span></text:p>
      <text:p text:style-name="P21"><text:span text:style-name="T9"/></text:p>
      <text:p text:style-name="P22">Statické metody:</text:p>
      <text:list xml:id="list704874930" text:style-name="L2">
        <text:list-item>
          <text:p text:style-name="P23"/>
        </text:list-item>
      </text:list>
      <text:p text:style-name="P17"><text:span text:style-name="T14"/></text:p>
      <text:p text:style-name="P17"><text:span text:style-name="T14"/></text:p>
      <text:p text:style-name="P18"><text:span text:style-name="T9"/></text:p>
      <text:p text:style-name="P17"><text:span text:style-name="T9"/></text:p>
      <text:p text:style-name="P17"/>
      <text:p text:style-name="P5"/>
      <text:p text:style-name="P5"/>
      <text:p text:style-name="P5"/>
      <text:p text:style-name="P5">Veškeré výpočetní algoritmy jsou rozčleněny do samostatných modulů, v adresáři operations. Každá operace má svojí třídu, která v konstruktoru přebírá vstupní matici a <text:span text:style-name="T1">další potřebné paramery <text:s/>pro provedení výpočtu (např. hodnotu scalar u násobení skalárem). </text:span></text:p>
      <text:p text:style-name="P2"/>
      <text:p text:style-name="P6">Algoritmus sčítání matic</text:p>
      <text:p text:style-name="P2"/>
      <text:p text:style-name="P2">Převod matice na REF:</text:p>
      <text:p text:style-name="P2"/>
      <text:p text:style-name="P4"/>
      <text:p text:style-name="P3"/>
      <text:p text:style-name="P3"/>
      <text:h text:style-name="Heading_20_3" text:outline-level="3">Reprezentace vstupních dat a jejich příprava</text:h>
      <text:p text:style-name="P3"/>
      <text:p text:style-name="P15"><text:soft-page-break/>Vstupní data je možné kalkulačce </text:p>
      <text:p text:style-name="P2"/>
      <text:p text:style-name="P2"/>
      <text:p text:style-name="P2">V maticové kal</text:p>
      <text:p text:style-name="P1"/>
      <text:p text:style-name="P1">Stručný popis algoritmů implementující jednotlivé operace:</text:p>
      <text:p text:style-name="P1"/>
      <text:p text:style-name="P1">Maticové sčítání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0T12:12:38.374000000</meta:creation-date>
    <dc:date>2021-02-22T20:46:31.701000000</dc:date>
    <meta:editing-duration>PT10H33M53S</meta:editing-duration>
    <meta:editing-cycles>17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43" meta:word-count="325" meta:character-count="2397" meta:non-whitespace-character-count="2110"/>
  </office:meta>
</office:document-meta>
</file>